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3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HOAHAZ, JUDAH'S SEVENTEENTH RULER (36:1-4): Josiah's son Jehoahaz succeeds him as king of Judah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JEHOAHAZ, JUDAH'S SEVENTEENTH RULER (36:1-4): Josiah's son Jehoahaz succeeds him as king of Judah.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duration (36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dethroning (36:3-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2 CHRONICLES 36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JEHOAHAZ, JUDAH'S SEVENTEENTH RULER (36:1-4): Josiah's son Jehoahaz succeeds him as king of Judah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JEHOIAKIM, JUDAH'S EIGHTEENTH RULER (36:5-8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JEHOIAKIM, JUDAH'S EIGHTEENTH RULER (36:5-8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evil of his reign (36:5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events of his reign (36:6-8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2 CHRONICLES 36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JEHOAHAZ, JUDAH'S SEVENTEENTH RULER (36:1-4): Josiah's son Jehoahaz succeeds him as king of Judah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JEHOIAKIM, JUDAH'S EIGHTEENTH RULER (36:5-8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JEHOIACHIN, JUDAH'S NINETEENTH RULER (36:9-10): Jehoiakim's son Jehoiachin succeeds him as king of Judah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JEHOIACHIN, JUDAH'S NINETEENTH RULER (36:9-10): Jehoiakim's son Jehoiachin succeeds him as king of Judah.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His reign (36:9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His removal (36:10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2 CHRONICLES 36<text:s text:c="1"/></text:span><text:span text:style-name="a520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JEHOAHAZ, JUDAH'S SEVENTEENTH RULER (36:1-4): Josiah's son Jehoahaz succeeds him as king of Judah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JEHOIAKIM, JUDAH'S EIGHTEENTH RULER (36:5-8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JEHOIACHIN, JUDAH'S NINETEENTH RULER (36:9-10): Jehoiakim's son Jehoiachin succeeds him as king of Judah.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ZEDEKIAH, JUDAH'S TWENTIETH RULER (36:11-23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2-tx-Title-and-Text" presentation:presentation-page-layout-name="Master1-PPL12" draw:id="Slide-263">
        <draw:frame draw:id="id97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ZEDEKIAH, JUDAH'S TWENTIETH RULER (36:11-23)<text:s text:c="1"/></text:span><text:span text:style-name="a541" text:class-names=""/></text:p>
          </draw:text-box>
          <svg:title/>
          <svg:desc/>
        </draw:frame>
        <draw:frame draw:id="id98" presentation:style-name="a556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The disobedience (36:11-14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e destruction (36:15-20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decree (36:21-23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9" draw:style-name="a557" draw:master-page-name="Master1-Layout12-tx-Title-and-Text" presentation:presentation-page-layout-name="Master1-PPL12" draw:id="Slide-264">
        <draw:frame draw:id="id99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2 CHRONICLES 36<text:s text:c="1"/></text:span><text:span text:style-name="a559" text:class-names=""/></text:p>
          </draw:text-box>
          <svg:title/>
          <svg:desc/>
        </draw:frame>
        <draw:frame draw:id="id100" presentation:style-name="a577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JEHOAHAZ, JUDAH'S SEVENTEENTH RULER (36:1-4): Josiah's son Jehoahaz succeeds him as king of Judah.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JEHOIAKIM, JUDAH'S EIGHTEENTH RULER (36:5-8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JEHOIACHIN, JUDAH'S NINETEENTH RULER (36:9-10): Jehoiakim's son Jehoiachin succeeds him as king of Judah.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ZEDEKIAH, JUDAH'S TWENTIETH RULER (36:11-23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36 </dc:title>
    <meta:initial-creator>David STRICKLAND</meta:initial-creator>
    <dc:creator>David STRICKLAND</dc:creator>
    <meta:creation-date>2020-02-22T17:28:27Z</meta:creation-date>
    <dc:date>2020-02-22T17:28:28Z</dc:date>
    <meta:template xlink:href="BibleStudy" xlink:type="simple"/>
    <meta:editing-cycles>1</meta:editing-cycles>
    <meta:editing-duration>PT0S</meta:editing-duration>
    <meta:document-statistic meta:paragraph-count="32" meta:word-count="319"/>
  </office:meta>
</office:document-meta>
</file>